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E00000025F5CF1F5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risFonce-Business-title">
      <style:graphic-properties draw:auto-grow-height="true" fo:min-height="3.506cm"/>
    </style:style>
    <style:style style:name="pr2" style:family="presentation" style:parent-style-name="GrisFonce-Business-subtitle">
      <style:graphic-properties draw:fill-color="#ffffff" draw:auto-grow-height="true" fo:min-height="12.178cm"/>
    </style:style>
    <style:style style:name="pr3" style:family="presentation" style:parent-style-name="GrisFonce-Business-notes">
      <style:graphic-properties draw:fill-color="#ffffff" draw:auto-grow-height="true" fo:min-height="13.364cm"/>
    </style:style>
    <style:style style:name="pr4" style:family="presentation" style:parent-style-name="GrisFonce-Business-title">
      <style:graphic-properties fo:min-height="3.506cm"/>
    </style:style>
    <style:style style:name="pr5" style:family="presentation" style:parent-style-name="GrisFonce-Business-outline1">
      <style:graphic-properties fo:min-height="11.928cm"/>
    </style:style>
    <style:style style:name="pr6" style:family="presentation" style:parent-style-name="GrisFonce-Business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risFonce-Business" presentation:presentation-page-layout-name="AL1T0">
        <draw:frame presentation:style-name="pr1" draw:layer="layout" svg:width="25.199cm" svg:height="3.506cm" svg:x="1.4cm" svg:y="0.837cm" presentation:class="title">
          <draw:text-box>
            <text:p>Crawling the Web with Python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By Jason Champion</text:p>
            <text:p/>
            <text:p>Presentation available on GitHub:</text:p>
            <text:p/>
            <text:p>https://github.com/Xangis/python-webcrawling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Why Crawl the Web ?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Build a search engine.</text:p>
              </text:list-item>
              <text:list-item>
                <text:p>Build an SEO tool like Moz.</text:p>
              </text:list-item>
              <text:list-item>
                <text:p>Build a domain info tool like Web of Trust.</text:p>
              </text:list-item>
              <text:list-item>
                <text:p>Build a prospecting tool like BuiltWith.</text:p>
              </text:list-item>
              <text:list-item>
                <text:p>Build a meta-site like GoodReads.</text:p>
              </text:list-item>
              <text:list-item>
                <text:p>Checking for site exploits (white, gray, blackha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Why Does Search Matter ?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It doesn't to most people – they're happy with available options.</text:p>
              </text:list-item>
              <text:list-item>
                <text:p>Concentration of the power of discovery in one company is potentially dangerous (algorithm changes = doom).</text:p>
              </text:list-item>
              <text:list-item>
                <text:p>Filter bubbles hide information.</text:p>
              </text:list-item>
              <text:list-item>
                <text:p>Read « Who Owns the Future » by Jaron Lanier for some good philosophical perspectiv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What Did I Build ?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Small search engine at WbSrch.com.</text:p>
              </text:list-item>
              <text:list-item>
                <text:p>~10 million indexed pages.</text:p>
              </text:list-item>
              <text:list-item>
                <text:p>Good at some things, terrible at others.</text:p>
              </text:list-item>
              <text:list-item>
                <text:p>On par with a mid-1990's search engine and gradually improving.</text:p>
              </text:list-item>
              <text:list-item>
                <text:p>Based on Python, Django, and PostgreSQ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Why Did /I/ Build It ?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AltaVista, my main search engine in pre-Google days shut down.</text:p>
              </text:list-item>
              <text:list-item>
                <text:p>Too many social media results in searches.</text:p>
              </text:list-item>
              <text:list-item>
                <text:p>Seemed like a somewhat hard problem.</text:p>
              </text:list-item>
              <text:list-item>
                <text:p>Wanted some big data to play with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How Can You Avoid Crawling ?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Crawling the web is a hard problem. Avoid it if you're not crazy.</text:p>
              </text:list-item>
              <text:list-item>
                <text:p>Bing has an API. DuckDuckGo used this as much of their early core.</text:p>
              </text:list-item>
              <text:list-item>
                <text:p>Gigablast has an API. Gigablast who ?</text:p>
              </text:list-item>
              <text:list-item>
                <text:p>Google has custom search, not really an API. Many so-called search engines are just Google custom search pag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Why Should You Crawl it Yourself ?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Platform risk – Bing could turn off their API. Netflix went nuclear on their API, and Twitter is removing share counts.</text:p>
              </text:list-item>
              <text:list-item>
                <text:p>APIs are not free.</text:p>
              </text:list-item>
              <text:list-item>
                <text:p>You have a problem not easily solved by existing dat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Option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Nutch. Open source, popular, but it's not Python. Commonly used with Solr/Lucene.</text:p>
              </text:list-item>
              <text:list-item>
                <text:p>Scrapy. It's amazing, and may be the only thing you ever need.</text:p>
              </text:list-item>
              <text:list-item>
                <text:p>Lower-level using BeautifulSoup and a number of other tool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Scrapy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Custom : Retrieve a Page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TODO : Example</text:p>
              </text:list-item>
              <text:list-item>
                <text:p>(urlopen, read, beautifulsoup, verify where link came from, show header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Custom : Extracting Page Element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TODO : Code example<text:tab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Custom : Getting Links and File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TODO : Example</text:p>
              </text:list-item>
              <text:list-item>
                <text:p>(getting links on a page, list of stylesheet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Links : Where the Web Happen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Many algorithms are based on what links to what (Google PageRank, HITS)</text:p>
              </text:list-item>
              <text:list-item>
                <text:p>Can use to detect bad sites. If you block a site, things linking to it might need to be blocked.</text:p>
              </text:list-item>
              <text:list-item>
                <text:p>Needed to spider an entire site. Can do that now or lat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Robots.txt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Set your user agent. Lots of sites reject requests that use the default user agent in urllib, curl, nutch, and other software tools.</text:p>
              </text:list-item>
              <text:list-item>
                <text:p>Fake user agents may work, but some sites get really grumpy about « stealthbots »</text:p>
              </text:list-item>
              <text:list-item>
                <text:p>Curious what other people use ? Check udger. It's comprehensive.</text:p>
              </text:list-item>
              <text:list-item>
                <text:p>Use robotparser.</text:p>
              </text:list-item>
              <text:list-item>
                <text:p>TODO : Code examp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HTML is Full of Lie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Language tags :</text:p>
                <text:p>&lt;html lang= »en »&gt;</text:p>
                <text:p>&lt;meta content-language= »es »&gt;</text:p>
                <text:p>Actual language: Catalan</text:p>
              </text:list-item>
              <text:list-item>
                <text:p>Content-type not always reliable.</text:p>
              </text:list-item>
              <text:list-item>
                <text:p>Bizarre redirects or cloak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The Web Is Horrible and You Don't Want to Touch It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Rule 43 and beyond.</text:p>
              </text:list-item>
              <text:list-item>
                <text:p>Viruses.</text:p>
              </text:list-item>
              <text:list-item>
                <text:p>Spam.</text:p>
              </text:list-item>
              <text:list-item>
                <text:p>Languages that don't even exist.</text:p>
              </text:list-item>
              <text:list-item>
                <text:p>Gigantic non-html files like .iso, .avi, .mp4. Content-type is sometimes a lie, remember 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Screenshots and Image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PyWebShot for pages.</text:p>
              </text:list-item>
              <text:list-item>
                <text:p>Extract image tags with BeautifulSoup.</text:p>
              </text:list-item>
              <text:list-item>
                <text:p>Are you sure you want to ? Remember rule 43. WoT has a nice solution (Blurry image until # of ratings as non-adult content is reached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Icon Harvesting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Just grabbing example.com/favicon.ico will get you some. Did this in 2010 for Authentic8 and had 50 % success rate.</text:p>
              </text:list-item>
              <text:list-item>
                <text:p>Use bs4 to retrieve meta tags.</text:p>
              </text:list-item>
              <text:list-item>
                <text:p>Not enough pixels to truly hit rule 43, but may find some bad on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Your Database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Doesn't matter much at first. Just pick something you know. Like Postgres.</text:p>
              </text:list-item>
              <text:list-item>
                <text:p>By the time your data gets big and unwieldy you should be able to make a nice decision. Max out one cheap server's capacity first.</text:p>
              </text:list-item>
              <text:list-item>
                <text:p>Tons of good options – HDFS, Cassandra, Riak, and a new big-data database springs up every week. Lots of sharded or NewSQL DBs are based on psq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Indexing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Full text search is going to require some sort of inverted index.</text:p>
              </text:list-item>
              <text:list-item>
                <text:p>PostgreSQL gin/gist indexes are nice.</text:p>
              </text:list-item>
              <text:list-item>
                <text:p>Some databases have these, or you might have to create your own.</text:p>
              </text:list-item>
              <text:list-item>
                <text:p>What fields you use will matter a lot. Basic title, url, and page contents are an interesting place to start. Then H1, H2, lists, paragraphs, other elemen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More on Indexing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Generally search engines have a massive index in RAM that they query in realtime (of course, they have caching and lots of « cheats » to speed things up.</text:p>
              </text:list-item>
              <text:list-item>
                <text:p>If you have billions of pages, that's terabytes of RAM. Easier to do on a bunch of cheap servers in a cluster than a single monster machin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Common Ranking Method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PageRank – link authority and popularity.</text:p>
              </text:list-item>
              <text:list-item>
                <text:p>HITS – another link authority and popularity.</text:p>
              </text:list-item>
              <text:list-item>
                <text:p>MozRank/MozTrust – more link authority and popularity.</text:p>
              </text:list-item>
              <text:list-item>
                <text:p>Naive link count – basic link popularity without weighting.</text:p>
              </text:list-item>
              <text:list-item>
                <text:p>See a pattern here ? Everybody uses links. Web 1.0 did not. What will web 3.0 use ?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My Single-Server Hack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Precomputed search results stored in database.</text:p>
              </text:list-item>
              <text:list-item>
                <text:p>Don't keep a result for a phrase until someone searches for it the first time.</text:p>
              </text:list-item>
              <text:list-item>
                <text:p>Pre-seeded dictionary of words/names.</text:p>
              </text:list-item>
              <text:list-item>
                <text:p>Often terrible UX the first time someone searches their name and the sites they run, especially with a small crawl set.</text:p>
              </text:list-item>
              <text:list-item>
                <text:p>In 5 years it'll be great (more likely, outgrown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Logging and Analytic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It's kind of important – tells you what people are searching for and helps you learn where to improve.</text:p>
                <text:list>
                  <text:list-item>
                    <text:p>Search for cheese took 41 seconds and had 12,910,000 results : Big results are slow.</text:p>
                  </text:list-item>
                  <text:list-item>
                    <text:p>Search for limburger cheese took 0.1 second and had 3 results : Need more pages about limburger.</text:p>
                  </text:list-item>
                  <text:list-item>
                    <text:p>Search trends/popularity and typo discovery is interesting.</text:p>
                  </text:list-item>
                </text:list>
              </text:list-item>
              <text:list-item>
                <text:p>Don't be creepy. That annoys people.<text:tab/></text:p>
                <text:list>
                  <text:list-item>
                    <text:p>Cookies, PII, and the « Is an IP address a person ? » ques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The Hard Thing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Blocking bad stuff. Bad stuff hides really well. You'll find yourself checking Urban Dictionary to figure out what the heck you just crawled.</text:p>
              </text:list-item>
              <text:list-item>
                <text:p>Language categorization. Get langid by Marco Lui, it's the best open source tool out there.</text:p>
              </text:list-item>
              <text:list-item>
                <text:p>Managing the piles of data that will accumulate.</text:p>
              </text:list-item>
              <text:list-item>
                <text:p>Responsive replies to requests. People don't care about the haystack, just the needle.</text:p>
              </text:list-item>
              <text:list-item>
                <text:p>Getting loyal users. Hardest thing of al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Hosting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You can start on your local machine, but a fast reliable internet connection is very valuable.</text:p>
              </text:list-item>
              <text:list-item>
                <text:p>A cheap Linode or Digital Ocean Droplet is a good place to start.</text:p>
              </text:list-item>
              <text:list-item>
                <text:p>AWS is ok. Some sites block crawlers from AWS IPs (StackOverflow) and cloud hosting companies make their money on RAM.</text:p>
              </text:list-item>
              <text:list-item>
                <text:p>Colocation is an option. There are good colocation companies, and lots of dedicated server hosting all over the world. eBay for off-lease equiment is a fun gam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Commercializing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If your crawler finds Rule 43, gambling, or mail-order-meth sites, you've violated the TOS of AdSense and 9x % of advertising providers.</text:p>
              </text:list-item>
              <text:list-item>
                <text:p>CPM rates for ad networks without those restrictions are usually awful.</text:p>
              </text:list-item>
              <text:list-item>
                <text:p>Is SaaS viable ? Maybe there are enough people who would pay $10 a year for ad-free do-not-track to make it workable.</text:p>
              </text:list-item>
              <text:list-item>
                <text:p>There are probably a lot of creative solutions that could wor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Other Search-Related Thing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Advertising. If you get big enough, paying an ad network ~50 % of your revenue stops making sense.</text:p>
              </text:list-item>
              <text:list-item>
                <text:p>Analytics. More data makes it possible to develop better search algorithms. Dwell time and bounce rate is a factor in Google, and Alexa.com is a reasonable popularity metric for the top 100k or so sites.</text:p>
              </text:list-item>
              <text:list-item>
                <text:p>Web Browsers. Good way to get users if you can build a popular one or get added to exist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Question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Ask 'e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GrisFonce-Business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GrisFonce-Busin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isFonce-Busines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isFonce-Business-outline1" style:family="presentation">
      <style:graphic-properties draw:stroke="none" draw:fill="none" draw:auto-grow-height="false" draw:fit-to-size="shrink-to-fit">
        <text:list-style style:name="GrisFonce-Busin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isFonce-Business-outline2" style:family="presentation" style:parent-style-name="GrisFonce-Business-outline1">
      <style:paragraph-properties fo:margin-top="0cm" fo:margin-bottom="0.4cm"/>
      <style:text-properties fo:font-size="28pt" style:font-size-asian="28pt" style:font-size-complex="28pt"/>
    </style:style>
    <style:style style:name="GrisFonce-Business-outline3" style:family="presentation" style:parent-style-name="GrisFonce-Business-outline2">
      <style:paragraph-properties fo:margin-top="0cm" fo:margin-bottom="0.3cm"/>
      <style:text-properties fo:font-size="24pt" style:font-size-asian="24pt" style:font-size-complex="24pt"/>
    </style:style>
    <style:style style:name="GrisFonce-Business-outline4" style:family="presentation" style:parent-style-name="GrisFonce-Business-outline3">
      <style:paragraph-properties fo:margin-top="0cm" fo:margin-bottom="0.2cm"/>
      <style:text-properties fo:font-size="20pt" style:font-size-asian="20pt" style:font-size-complex="20pt"/>
    </style:style>
    <style:style style:name="GrisFonce-Business-outline5" style:family="presentation" style:parent-style-name="GrisFonce-Business-outline4">
      <style:paragraph-properties fo:margin-top="0cm" fo:margin-bottom="0.1cm"/>
      <style:text-properties fo:font-size="20pt" style:font-size-asian="20pt" style:font-size-complex="20pt"/>
    </style:style>
    <style:style style:name="GrisFonce-Business-outline6" style:family="presentation" style:parent-style-name="GrisFonce-Business-outline5">
      <style:paragraph-properties fo:margin-top="0cm" fo:margin-bottom="0.1cm"/>
      <style:text-properties fo:font-size="20pt" style:font-size-asian="20pt" style:font-size-complex="20pt"/>
    </style:style>
    <style:style style:name="GrisFonce-Business-outline7" style:family="presentation" style:parent-style-name="GrisFonce-Business-outline6">
      <style:paragraph-properties fo:margin-top="0cm" fo:margin-bottom="0.1cm"/>
      <style:text-properties fo:font-size="20pt" style:font-size-asian="20pt" style:font-size-complex="20pt"/>
    </style:style>
    <style:style style:name="GrisFonce-Business-outline8" style:family="presentation" style:parent-style-name="GrisFonce-Business-outline7">
      <style:paragraph-properties fo:margin-top="0cm" fo:margin-bottom="0.1cm"/>
      <style:text-properties fo:font-size="20pt" style:font-size-asian="20pt" style:font-size-complex="20pt"/>
    </style:style>
    <style:style style:name="GrisFonce-Business-outline9" style:family="presentation" style:parent-style-name="GrisFonce-Business-outline8">
      <style:paragraph-properties fo:margin-top="0cm" fo:margin-bottom="0.1cm"/>
      <style:text-properties fo:font-size="20pt" style:font-size-asian="20pt" style:font-size-complex="20pt"/>
    </style:style>
    <style:style style:name="GrisFonce-Business-subtitle" style:family="presentation">
      <style:graphic-properties draw:stroke="none" draw:fill="none" draw:textarea-vertical-align="middle">
        <text:list-style style:name="GrisFonce-Busin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isFonce-Business-title" style:family="presentation">
      <style:graphic-properties draw:stroke="none" draw:fill="none" draw:textarea-vertical-align="middle">
        <text:list-style style:name="GrisFonce-Busin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GrisFonce-Business-backgroundobjects">
      <style:graphic-properties draw:stroke="none" svg:stroke-width="0cm" draw:marker-start-width="0.2cm" draw:marker-end-width="0.2cm" svg:stroke-linecap="butt" draw:fill-color="#666666" draw:opacity="15%" draw:textarea-vertical-align="middle" draw:auto-grow-height="false" fo:padding-top="0cm" fo:padding-bottom="0cm" fo:padding-left="0cm" fo:padding-right="0cm"/>
    </style:style>
    <style:style style:name="Mpr2" style:family="presentation" style:parent-style-name="GrisFonce-Business-backgroundobjects">
      <style:graphic-properties draw:stroke="none" svg:stroke-width="0cm" draw:marker-start-width="0.2cm" draw:marker-end-width="0.2cm" svg:stroke-linecap="butt" draw:fill-color="#666666" draw:opacity="20%" draw:textarea-vertical-align="middle" draw:auto-grow-height="false" fo:padding-top="0cm" fo:padding-bottom="0cm" fo:padding-left="0cm" fo:padding-right="0cm"/>
    </style:style>
    <style:style style:name="Mpr3" style:family="presentation" style:parent-style-name="GrisFonce-Business-backgroundobjects">
      <style:graphic-properties draw:stroke="none" draw:fill="none" draw:fill-color="#ffffff" draw:auto-grow-height="false" fo:min-height="1.449cm"/>
    </style:style>
    <style:style style:name="Mpr4" style:family="presentation" style:parent-style-name="GrisFonce-Business-backgroundobjects">
      <style:graphic-properties draw:stroke="none" draw:fill="none" draw:fill-color="#ffffff" draw:auto-grow-height="false" fo:min-height="1.485cm"/>
    </style:style>
    <style:style style:name="Mpr5" style:family="presentation" style:parent-style-name="GrisFonce-Busin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666666" draw:opacity="15%"/>
      <style:paragraph-properties fo:text-align="center"/>
    </style:style>
    <style:style style:name="MP6" style:family="paragraph">
      <loext:graphic-properties draw:fill-color="#666666" draw:opacity="20%"/>
      <style:paragraph-properties fo:text-align="center"/>
    </style:style>
    <style:style style:name="MP7" style:family="paragraph">
      <style:paragraph-properties fo:text-align="center"/>
      <style:text-properties fo:font-weight="bold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GrisFonce-Business" style:page-layout-name="PM1" draw:style-name="Mdp1">
      <draw:custom-shape presentation:style-name="Mpr1" draw:text-style-name="MP5" draw:layer="backgroundobjects" svg:width="41cm" svg:height="24.8cm" svg:x="-5cm" svg:y="4.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" draw:text-style-name="MP6" draw:layer="backgroundobjects" svg:width="40.8cm" svg:height="31.4cm" svg:x="-13cm" svg:y="-2.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3" draw:text-style-name="MP7" draw:layer="backgroundobjects" svg:width="8.4cm" svg:height="0.4cm" svg:x="1.4cm" svg:y="4.514cm">
        <draw:image xlink:href="Pictures/100002010000007E00000025F5CF1F58.png" xlink:type="simple" xlink:show="embed" xlink:actuate="onLoad">
          <text:p/>
        </draw:image>
      </draw:frame>
      <draw:frame draw:style-name="Mgr3" draw:text-style-name="MP7" draw:layer="backgroundobjects" svg:width="3.72cm" svg:height="1.092cm" svg:x="22.68cm" svg:y="17.4cm">
        <draw:image xlink:href="Pictures/100002010000007E00000025F5CF1F58.png" xlink:type="simple" xlink:show="embed" xlink:actuate="onLoad">
          <text:p/>
        </draw:image>
      </draw:frame>
      <draw:frame presentation:style-name="GrisFonce-Business-title" draw:layer="backgroundobjects" svg:width="25.199cm" svg:height="3.506cm" svg:x="1.4cm" svg:y="0.837cm" presentation:class="title" presentation:placeholder="true">
        <draw:text-box/>
      </draw:frame>
      <draw:frame presentation:style-name="GrisFonce-Business-outline1" draw:layer="backgroundobjects" svg:width="25.199cm" svg:height="12.178cm" svg:x="1.4cm" svg:y="4.914cm" presentation:class="outline" presentation:placeholder="true">
        <draw:text-box/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GrisFonce-Business-title" draw:layer="backgroundobjects" svg:width="14.848cm" svg:height="11.135cm" svg:x="3.075cm" svg:y="2.257cm" presentation:class="page"/>
        <draw:frame presentation:style-name="GrisFonce-Busines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1T17:50:48.834361624</meta:creation-date>
    <meta:generator>LibreOffice/4.4.2.2$Linux_X86_64 LibreOffice_project/40m0$Build-2</meta:generator>
    <meta:editing-cycles>12</meta:editing-cycles>
    <meta:editing-duration>PT3H15M11S</meta:editing-duration>
    <dc:title>Gris Foncé - Business</dc:title>
    <meta:initial-creator>jchampion </meta:initial-creator>
    <dc:date>2015-10-21T21:21:37.561817812</dc:date>
    <dc:creator>jchampion </dc:creator>
    <meta:document-statistic meta:object-count="141"/>
  </office:meta>
</office:document-meta>
</file>